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style:font-size-asian="11pt" style:font-size-complex="11pt"/>
    </style:style>
    <style:style style:name="P2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3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5" style:family="paragraph" style:parent-style-name="Standard"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08in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end" style:justify-single-word="false" fo:padding="0in" fo:border-left="none" fo:border-right="none" fo:border-top="none" fo:border-bottom="0.0008in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0" style:family="paragraph" style:parent-style-name="Standard" style:list-style-name="WW8Num1"/>
    <style:style style:name="P11" style:family="paragraph" style:parent-style-name="Standard" style:list-style-name="WW8Num1">
      <style:text-properties style:font-name="Roboto" fo:font-size="11pt" style:font-size-asian="11pt" style:font-name-complex="Tahoma" style:font-size-complex="11pt"/>
    </style:style>
    <style:style style:name="T1" style:family="text">
      <style:text-properties style:font-name-complex="Tahoma"/>
    </style:style>
    <style:style style:name="T2" style:family="text">
      <style:text-properties fo:language="en" fo:country="US" style:font-name-complex="Tahoma"/>
    </style:style>
    <style:style style:name="T3" style:family="text">
      <style:text-properties style:font-name="Roboto"/>
    </style:style>
    <style:style style:name="T4" style:family="text">
      <style:text-properties style:font-name="Roboto" fo:font-size="11pt" fo:language="en" fo:country="US" style:font-size-asian="11pt" style:font-name-complex="Tahoma" style:font-size-complex="11pt"/>
    </style:style>
    <style:style style:name="T5" style:family="text">
      <style:text-properties style:font-name="Roboto" fo:font-size="11pt" fo:language="en" fo:country="US" style:font-size-asian="11pt" style:font-size-complex="11pt"/>
    </style:style>
    <style:style style:name="T6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7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style:font-name="Roboto" fo:font-size="11pt" style:font-size-asian="11pt" style:font-size-complex="11pt"/>
    </style:style>
    <style:style style:name="T9" style:family="text">
      <style:text-properties style:font-name="Robot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Roboto" fo:language="en" fo:country="US"/>
    </style:style>
    <style:style style:name="T11" style:family="text">
      <style:text-properties style:use-window-font-color="true" style:font-name="Roboto" fo:font-size="11pt" fo:language="en" fo:country="US" style:text-underline-style="none" fo:background-color="transparent" style:font-size-asian="11pt" style:font-name-complex="Tahoma" style:font-size-complex="11pt" loext:char-shading-value="0"/>
    </style:style>
    <style:style style:name="T12" style:family="text">
      <style:text-properties style:use-window-font-color="true" style:font-name="Roboto" fo:font-size="11pt" fo:language="en" fo:country="US" style:text-underline-style="none" fo:background-color="transparent" style:font-size-asian="11pt" style:font-size-complex="11pt" loext:char-shading-value="0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Μιχάλης Τσουχλαράκης</text:p>
      <text:p text:style-name="P4"/>
      <text:p text:style-name="P6"><text:a xlink:type="simple" xlink:href="https://twitter.com/tsouchlarakismd" text:style-name="Internet_20_link" text:visited-style-name="Visited_20_Internet_20_Link"><text:span text:style-name="T13">twitter</text:span></text:a><text:span text:style-name="T13"> | </text:span><text:a xlink:type="simple" xlink:href="https://gitlab.com/michaeltd" text:style-name="Internet_20_link" text:visited-style-name="Visited_20_Internet_20_Link"><text:span text:style-name="T13">gitlab</text:span></text:a><text:span text:style-name="T13"> | </text:span><text:a xlink:type="simple" xlink:href="https://michaeltd.netlify.com/" text:style-name="Internet_20_link" text:visited-style-name="Visited_20_Internet_20_Link"><text:span text:style-name="T13">web</text:span></text:a><text:span text:style-name="T13"> | </text:span><text:a xlink:type="simple" xlink:href="https://linkedin.com/in/michaeltd" text:style-name="Internet_20_link" text:visited-style-name="Visited_20_Internet_20_Link"><text:span text:style-name="T13">linkedin</text:span></text:a><text:span text:style-name="T13"> | </text:span><text:a xlink:type="simple" xlink:href="https://npmjs.com/~michaeltd" text:style-name="Internet_20_link" text:visited-style-name="Visited_20_Internet_20_Link"><text:span text:style-name="T13">npmjs</text:span></text:a></text:p>
      <text:p text:style-name="P6"><text:span text:style-name="T14">C</text:span><text:span text:style-name="T14">:</text:span><text:span text:style-name="T14">\&gt;</text:span><text:span text:style-name="T9"> npx michaeltd</text:span></text:p>
      <text:p text:style-name="P6"/>
      <text:p text:style-name="P7">Εκπαίδευση</text:p>
      <text:p text:style-name="P2"/>
      <text:p text:style-name="Standard"><text:span text:style-name="T4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4">freeCodeCamp</text:span></text:span></text:a><text:span text:style-name="Internet_20_link"><text:span text:style-name="T11"> </text:span></text:span><text:span text:style-name="Internet_20_link"><text:span text:style-name="T4"><text:line-break/></text:span></text:span><text:a xlink:type="simple" xlink:href="https://www.freecodecamp.org/certification/michaeltd/legacy-front-end" text:style-name="Internet_20_link" text:visited-style-name="Visited_20_Internet_20_Link"><text:span text:style-name="Internet_20_link"><text:span text:style-name="T8">Διεπαφές Ιστού</text:span></text:span></text:a><text:span text:style-name="Internet_20_link"><text:span text:style-name="T11">,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4">Παρουσίαση Δεδομένων</text:span></text:span></text:a></text:p>
      <text:p text:style-name="P2"><text:a xlink:type="simple" xlink:href="https://www.freecodecamp.org/certification/michaeltd/javascript-algorithms-and-data-structures" office:target-frame-name="_blank" xlink:show="new" text:style-name="Internet_20_link" text:visited-style-name="Visited_20_Internet_20_Link"><text:span text:style-name="T3">Αλγόριθμοι</text:span></text:a><text:span text:style-name="T10">, </text:span><text:a xlink:type="simple" xlink:href="https://www.freecodecamp.org/certification/michaeltd/front-end-libraries" text:style-name="Internet_20_link" text:visited-style-name="Visited_20_Internet_20_Link"><text:span text:style-name="T3">Βιβλιοθήκες Διεπαφών</text:span></text:a><text:span text:style-name="T10">, </text:span><text:a xlink:type="simple" xlink:href="https://www.freecodecamp.org/certification/michaeltd/data-visualization" text:style-name="Internet_20_link" text:visited-style-name="Visited_20_Internet_20_Link"><text:span text:style-name="Internet_20_link"><text:span text:style-name="T10">Παρουσίαση Δεδομένων</text:span></text:span></text:a></text:p>
      <text:p text:style-name="P2"><text:span text:style-name="Internet_20_link"><text:span text:style-name="T5"/></text:span></text:p>
      <text:p text:style-name="Standard"><text:span text:style-name="T4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4">Solo Learn</text:span></text:span></text:a></text:p>
      <text:p text:style-name="Standard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4">Cpp</text:span></text:span></text:a><text:span text:style-name="T4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4">Java</text:span></text:span></text:a><text:span text:style-name="T4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4">Python3</text:span></text:span></text:a></text:p>
      <text:p text:style-name="P2"><text:span text:style-name="Internet_20_link"><text:span text:style-name="T6"/></text:span></text:p>
      <text:p text:style-name="P2">2006-2009 <text:a xlink:type="simple" xlink:href="https://www.eap.gr/el/" text:style-name="Internet_20_link" text:visited-style-name="Visited_20_Internet_20_Link">Ε.Α.Π.</text:a> </text:p>
      <text:p text:style-name="P2">Σχολή Θετικών Επιστημών &amp; Τεχνολογίας, Τμήμα Πληροφορικής</text:p>
      <text:p text:style-name="P2"><text:span text:style-name="Internet_20_link"><text:span text:style-name="T6"/></text:span></text:p>
      <text:p text:style-name="P3">2002 Constantinou Computer Studies</text:p>
      <text:list xml:id="list4066602061015279753" text:style-name="WW8Num1">
        <text:list-item>
          <text:p text:style-name="P11">Μεθοδολογία και Πρακτικές Ανάπτυξης, Συντήρησης και Διαχείρισης Συστημάτων Πληροφορικής</text:p>
        </text:list-item>
        <text:list-item>
          <text:p text:style-name="P10"><text:span text:style-name="Internet_20_link"><text:span text:style-name="T12">Oracle PL-SQL, Oracle Developer, Data Base Administration</text:span></text:span></text:p>
        </text:list-item>
      </text:list>
      <text:p text:style-name="P3"><text:span text:style-name="Internet_20_link"><text:span text:style-name="T7"/></text:span></text:p>
      <text:p text:style-name="P2">1988-1991 6ο ΤΕΛ Αθηνών</text:p>
      <text:p text:style-name="P2">Πτυχίο Μηχανολόγου Βιομηχανικών Εγκαταστάσεων &amp; Παραγωγής</text:p>
      <text:p text:style-name="P5"><text:span text:style-name="Internet_20_link"><text:span text:style-name="T4"/></text:span></text:p>
      <text:p text:style-name="P8">Επαγγελματική Προϋπηρεσία</text:p>
      <text:p text:style-name="P2"/>
      <text:p text:style-name="P2">2011-Παρόν</text:p>
      <text:p text:style-name="P2">Ελεύθερος Επαγγελματίας</text:p>
      <text:p text:style-name="P2"/>
      <text:p text:style-name="P2">2006-2009 ΑΣΠΙΣ ΑΕΓΑ</text:p>
      <text:p text:style-name="P2">Λογιστήριο</text:p>
      <text:p text:style-name="P2"/>
      <text:p text:style-name="P1"><text:span text:style-name="T1">1997-2006 </text:span><text:span text:style-name="T2">Commercial</text:span><text:span text:style-name="T1"> </text:span><text:span text:style-name="T2">Union</text:span><text:span text:style-name="T1"> </text:span><text:span text:style-name="T2">Life</text:span><text:span text:style-name="T1"> ΑΕΑΖ</text:span></text:p>
      <text:p text:style-name="P2">Τμήμα Αμοιβαίων Κεφαλαίων</text:p>
      <text:p text:style-name="P2"/>
      <text:p text:style-name="P2">1996-1997 Εικονότυπο ΑΕ</text:p>
      <text:p text:style-name="P1"><text:span text:style-name="T1">Σελιδοποίηση - </text:span><text:span text:style-name="T2">DTP</text:span></text:p>
      <text:p text:style-name="P2"/>
      <text:p text:style-name="P1"><text:span text:style-name="T1">1991-1992 </text:span><text:span text:style-name="T2">CIGNA</text:span><text:span text:style-name="T1"> ΕΛΛΑΣ ΑΑΕ</text:span></text:p>
      <text:p text:style-name="P2">Λογιστήριο - Διεκπεραίωση</text:p>
      <text:p text:style-name="P5"/>
      <text:p text:style-name="P8">Ξένες Γλώσσες</text:p>
      <text:p text:style-name="P2"/>
      <text:p text:style-name="P2">Αγγλικά, Γερμανικά</text:p>
      <text:p text:style-name="P8"/>
      <text:p text:style-name="P8">Ενδιαφέροντα</text:p>
      <text:p text:style-name="P2"/>
      <text:p text:style-name="P2">Αθλητισμός, Μουσική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WW8Num1z0" style:family="text">
      <style:text-properties style:font-name="Symbol" fo:language="en" fo:country="US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6-10T13:42:00</meta:creation-date>
    <dc:date>2020-06-11T11:47:00</dc:date>
    <meta:editing-cycles>38</meta:editing-cycles>
    <meta:editing-duration>PT3H52M15S</meta:editing-duration>
    <meta:generator>OpenOffice/4.1.7$Unix OpenOffice.org_project/417m1$Build-9800</meta:generator>
    <meta:document-statistic meta:table-count="0" meta:image-count="0" meta:object-count="0" meta:page-count="1" meta:paragraph-count="30" meta:word-count="110" meta:character-count="872"/>
  </office:meta>
</office:document-meta>
</file>